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0.884cm" fo:min-width="4.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2.96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3.72cm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6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4.3cm"/>
    </style:style>
    <style:style style:name="gr11" style:family="graphic" style:parent-style-name="standard">
      <style:graphic-properties draw:textarea-horizontal-align="justify" draw:textarea-vertical-align="middle" draw:auto-grow-height="false" fo:min-height="0.821cm" fo:min-width="3.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1.9cm" svg:x="6.8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4cm" svg:height="1.8cm" svg:x="6.9cm" svg:y="4.5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7cm" svg:y1="3.2cm" svg:x2="10.6cm" svg:y2="4.5cm" draw:start-shape="id1" draw:start-glue-point="8" draw:end-shape="id2" draw:end-glue-point="5" svg:d="M9700 3200l900 1300" svg:viewBox="0 0 901 1301">
          <text:p/>
        </draw:connector>
        <draw:custom-shape draw:style-name="gr4" draw:text-style-name="P1" xml:id="id9" draw:id="id9" draw:layer="layout" svg:width="4.9cm" svg:height="1.8cm" svg:x="3.5cm" svg:y="18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5.3cm" svg:height="2cm" svg:x="7.9cm" svg:y="7.9cm">
          <text:p text:style-name="P1">Wynik = 0</text:p>
          <text:p text:style-name="P1">I = 0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675cm" svg:y1="6.3cm" svg:x2="10.55cm" svg:y2="7.9cm" draw:start-shape="id2" draw:start-glue-point="7" draw:end-shape="id3" draw:end-glue-point="0" svg:d="M9675 6300l875 1600" svg:viewBox="0 0 876 1601">
          <text:p/>
        </draw:connector>
        <draw:custom-shape draw:style-name="gr6" draw:text-style-name="P1" xml:id="id4" draw:id="id4" draw:layer="layout" svg:width="4.2cm" svg:height="4cm" svg:x="8.2cm" svg:y="11.1cm">
          <text:p text:style-name="P1">I &lt; il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55cm" svg:y1="9.9cm" svg:x2="10.3cm" svg:y2="11.1cm" draw:start-shape="id3" draw:start-glue-point="2" draw:end-shape="id4" draw:end-glue-point="4" svg:d="M10550 9900l-250 1200" svg:viewBox="0 0 251 1201">
          <text:p/>
        </draw:connector>
        <draw:custom-shape draw:style-name="gr7" draw:text-style-name="P1" xml:id="id5" draw:id="id5" draw:layer="layout" svg:width="6.7cm" svg:height="1.9cm" svg:x="11.3cm" svg:y="15.3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7cm" svg:height="2.3cm" svg:x="10.9cm" svg:y="18.6cm">
          <text:p text:style-name="P1">Wynik = wynik + liczb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2.4cm" svg:y1="13.1cm" svg:x2="15.488cm" svg:y2="15.3cm" draw:start-shape="id4" draw:start-glue-point="7" draw:end-shape="id5" draw:end-glue-point="4" svg:d="M12400 13100h3088v2200" svg:viewBox="0 0 3089 2201">
          <text:p text:style-name="P1">TAK</text:p>
        </draw:connector>
        <draw:connector draw:style-name="gr3" draw:text-style-name="P2" draw:layer="layout" draw:type="line" svg:x1="13.812cm" svg:y1="17.2cm" svg:x2="14.4cm" svg:y2="18.6cm" draw:start-shape="id5" draw:start-glue-point="7" draw:end-shape="id6" svg:d="M13812 17200l588 1400" svg:viewBox="0 0 589 1401">
          <text:p/>
        </draw:connector>
        <draw:custom-shape draw:style-name="gr10" draw:text-style-name="P1" xml:id="id7" draw:id="id7" draw:layer="layout" svg:width="4.8cm" svg:height="1.7cm" svg:x="13cm" svg:y="23.4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8cm" svg:y1="24.25cm" svg:x2="10.3cm" svg:y2="11.1cm" draw:start-shape="id7" draw:start-glue-point="1" draw:end-shape="id4" draw:end-glue-point="4" svg:d="M17800 24250h501v-13651h-8001v501" svg:viewBox="0 0 8002 13652">
          <text:p/>
        </draw:connector>
        <draw:connector draw:style-name="gr3" draw:text-style-name="P2" draw:layer="layout" draw:type="line" svg:x1="14.4cm" svg:y1="20.9cm" svg:x2="15.4cm" svg:y2="23.4cm" draw:start-shape="id6" draw:start-glue-point="2" draw:end-shape="id7" draw:end-glue-point="0" svg:d="M14400 20900l1000 2500" svg:viewBox="0 0 1001 2501">
          <text:p/>
        </draw:connector>
        <draw:custom-shape draw:style-name="gr11" draw:text-style-name="P1" xml:id="id8" draw:id="id8" draw:layer="layout" svg:width="6.4cm" svg:height="1.7cm" svg:x="2.7cm" svg:y="15.1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8.2cm" svg:y1="13.1cm" svg:x2="5.9cm" svg:y2="15.1cm" draw:start-shape="id4" draw:start-glue-point="5" draw:end-shape="id8" svg:d="M8200 13100h-2300v2000" svg:viewBox="0 0 2301 2001">
          <text:p text:style-name="P1">NIE</text:p>
        </draw:connector>
        <draw:connector draw:style-name="gr3" draw:text-style-name="P2" draw:layer="layout" draw:type="line" svg:x1="5.9cm" svg:y1="16.8cm" svg:x2="5.95cm" svg:y2="18.5cm" draw:start-shape="id8" draw:start-glue-point="8" draw:end-shape="id9" draw:end-glue-point="4" svg:d="M5900 16800l50 1700" svg:viewBox="0 0 5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8:51.771401081</meta:creation-date>
    <dc:date>2019-11-20T07:45:27.823603607</dc:date>
    <meta:editing-duration>PT6M26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